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56cm" fo:widows="1"/>
      <style:text-properties fo:font-variant="normal" fo:text-transform="none" fo:color="#444444" style:font-name="Calibri" fo:font-size="11.25pt" fo:letter-spacing="normal" fo:font-style="normal" fo:font-weight="normal"/>
    </style:style>
    <style:style style:name="P2" style:family="paragraph" style:parent-style-name="Standard">
      <style:paragraph-properties style:line-height-at-least="0.556cm"/>
    </style:style>
    <style:style style:name="P3" style:family="paragraph" style:parent-style-name="Standard">
      <style:paragraph-properties style:line-height-at-least="0.556cm" fo:widows="1"/>
    </style:style>
    <style:style style:name="P4" style:family="paragraph" style:parent-style-name="Standard">
      <style:paragraph-properties fo:margin-left="0cm" fo:margin-right="0cm" style:line-height-at-least="0.556cm" fo:widows="1" fo:text-indent="0cm" style:auto-text-indent="false"/>
      <style:text-properties fo:font-variant="normal" fo:text-transform="none" fo:color="#0068cf" style:text-line-through-style="none" style:font-name="Calibri" fo:font-size="11.25pt" fo:letter-spacing="normal" fo:font-style="normal" style:text-underline-style="none" fo:font-weight="normal" style:text-blinking="false"/>
    </style:style>
    <style:style style:name="P5" style:family="paragraph" style:parent-style-name="Standard">
      <style:paragraph-properties fo:margin-left="0cm" fo:margin-right="0cm" style:line-height-at-least="0.556cm" fo:widows="1" fo:text-indent="0cm" style:auto-text-indent="false"/>
      <style:text-properties fo:font-variant="normal" fo:text-transform="none" fo:color="#444444" style:font-name="Calibri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vers så brekk. </text:p>
      <text:p text:style-name="Standard">[], [] &lt;&gt;</text:p>
      <text:p text:style-name="Standard"/>
      <text:p text:style-name="Standard">Ett vers, så halvt brekk og halvt sang (som originalen), evt kun instumentalt.</text:p>
      <text:p text:style-name="Standard">[],&lt;] evt [],&lt;&gt;</text:p>
      <text:p text:style-name="Standard"/>
      <text:p text:style-name="Standard">Så to vers, så brekk, og ett vers som siste verset er på originalen</text:p>
      <text:p text:style-name="Standard">[], [], &lt;&gt;, []</text:p>
      <text:p text:style-name="Standard"/>
      <text:p text:style-name="P4">http://youtu.be/VCykaPjrCWE</text:p>
      <text:p text:style-name="P5"/>
      <text:p text:style-name="P5">Tenk at jeg skulle bli mamma igjen,</text:p>
      <text:p text:style-name="P1">En junidag i år to tusen.</text:p>
      <text:p text:style-name="P1">No'n timer med smerter gjorde susen.</text:p>
      <text:p text:style-name="P3"/>
      <text:p text:style-name="P1">Wow! Jaggu kan det lønne seg.</text:p>
      <text:p text:style-name="P1">Alt var glemt når vi fikk holde deg.</text:p>
      <text:p text:style-name="P3"/>
      <text:p text:style-name="P1">Ingvild var stolt og hun passet på deg. Var det noen som var slemme så fikk de høre.</text:p>
      <text:p text:style-name="P1">Søstra var hellig, hun lot ingen røre.</text:p>
      <text:p text:style-name="P3"/>
      <text:p text:style-name="P1">Wow, jaggu kan det lønne seg.</text:p>
      <text:p text:style-name="P1">Ingen turte være slem mot deg.</text:p>
      <text:p text:style-name="P3"/>
      <text:p text:style-name="P1">Se på den flotte jenta vår.</text:p>
      <text:p text:style-name="P1">Nesten voksen, så fort som tiden går.</text:p>
      <text:p text:style-name="P1">Dagen er din, for deg skal vi feste.</text:p>
      <text:p text:style-name="P1">Ei jente som deg, fortjener det beste.</text:p>
      <text:p text:style-name="P3"/>
      <text:p text:style-name="P1">I barnehagen og så på skolen.</text:p>
      <text:p text:style-name="P1">Solskinnsjenta, god som gull.</text:p>
      <text:p text:style-name="P1">Rundt deg så er det sjelden tull, og...</text:p>
      <text:p text:style-name="P3"/>
      <text:p text:style-name="P1">Wow, jaggu kan det lønne seg.</text:p>
      <text:p text:style-name="P1">Alle vil jo være venn med deg!</text:p>
      <text:p text:style-name="P3"/>
      <text:p text:style-name="P1">Instrumental!</text:p>
      <text:p text:style-name="P3"/>
      <text:p text:style-name="P1">Du startet tidlig i skolekorpset. </text:p>
      <text:p text:style-name="P1">På kornetten spiller du fine sanger.</text:p>
      <text:p text:style-name="P5">Øve gjør du noen ganger...</text:p>
      <text:p text:style-name="P5"/>
      <text:p text:style-name="P5">Wow! Jaggu kan det lønne seg.</text:p>
      <text:p text:style-name="P5">Få har en tone fin som deg!</text:p>
      <text:p text:style-name="P5"/>
      <text:p text:style-name="P5">Med barn som er små da er du super.</text:p>
      <text:p text:style-name="P5">Snill og god som deg det fenger.</text:p>
      <text:p text:style-name="P5"><text:soft-page-break/>Populær som barnevakt, og det gir penger.</text:p>
      <text:p text:style-name="P5"/>
      <text:p text:style-name="P5">Wow! Jaggu kan det lønne seg.</text:p>
      <text:p text:style-name="P5">Cash trenger jenter sånn som deg.</text:p>
      <text:p text:style-name="P5"/>
      <text:p text:style-name="P5">Se på den flotte jenta vår.</text:p>
      <text:p text:style-name="P1">Nesten voksen, så fort som tiden går.</text:p>
      <text:p text:style-name="P1">Dagen er din, for deg skal vi feste.</text:p>
      <text:p text:style-name="P1">Ei jente som deg, fortjener det beste.</text:p>
      <text:p text:style-name="P5"/>
      <text:p text:style-name="P5">Hva framtiden bringer, kan ingen vite. </text:p>
      <text:p text:style-name="P5">Trenger du råd, bruk de du kjenner.</text:p>
      <text:p text:style-name="P5">Kjæreste, familie, og dine venner.</text:p>
      <text:p text:style-name="P5"/>
      <text:p text:style-name="P5">Wow! Jaggu kan det lønne seg.</text:p>
      <text:p text:style-name="P5">Wow! Jaggu kan det lønne seg.</text:p>
      <text:p text:style-name="P5">Husk! Vi er alltid her for deg!</text:p>
      <text:p text:style-name="P5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ge Schiager</meta:initial-creator>
    <meta:creation-date>2015-07-09T21:28:14.50</meta:creation-date>
    <meta:document-statistic meta:table-count="0" meta:image-count="0" meta:object-count="0" meta:page-count="2" meta:paragraph-count="46" meta:word-count="301" meta:character-count="1534"/>
    <dc:date>2015-07-10T01:15:36.35</dc:date>
    <dc:creator>Inge Schiager</dc:creator>
    <meta:editing-duration>PT3H32M11S</meta:editing-duration>
    <meta:editing-cycles>1</meta:editing-cycles>
    <meta:generator>OpenOffice/4.1.1$Win32 OpenOffice.org_project/411m6$Build-9775</meta:generator>
  </office:meta>
</office:document-meta>
</file>